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2.3cm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marker-start="Circle" draw:marker-start-width="0.3cm" draw:marker-end="Arrow" draw:marker-end-width="0.3cm" draw:fill="solid" draw:fill-color="#ffffff"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2.2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9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cm" svg:height="1.5cm" svg:x="13.7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2.3cm" svg:height="1.433cm" svg:x="13.8cm" svg:y="1.267cm">
          <draw:text-box>
            <text:p><text:span text:style-name="T1">Shop Stock Control System</text:span></text:p>
          </draw:text-box>
        </draw:frame>
        <draw:custom-shape draw:style-name="gr3" draw:text-style-name="P1" xml:id="id3" draw:id="id3" draw:layer="layout" svg:width="2.8cm" svg:height="1.6cm" svg:x="3.5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8cm" svg:height="1.6cm" svg:x="13.5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8cm" svg:height="1.6cm" svg:x="21.192cm" svg:y="5.32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9cm" svg:y1="2.8cm" svg:x2="14.9cm" svg:y2="5.3cm" draw:start-shape="id1" draw:start-glue-point="2" draw:end-shape="id2" draw:end-glue-point="0" svg:d="M14900 2800v2500" svg:viewBox="0 0 1 2501">
          <text:p/>
        </draw:connector>
        <draw:connector draw:style-name="gr4" draw:text-style-name="P1" draw:layer="layout" svg:x1="4.9cm" svg:y1="5.3cm" svg:x2="14.9cm" svg:y2="2.8cm" draw:start-shape="id3" draw:start-glue-point="0" draw:end-shape="id1" draw:end-glue-point="2" svg:d="M4900 5300v-1250h10000v-1250" svg:viewBox="0 0 10001 2501">
          <text:p/>
        </draw:connector>
        <draw:connector draw:style-name="gr4" draw:text-style-name="P1" draw:layer="layout" svg:x1="22.592cm" svg:y1="5.326cm" svg:x2="14.95cm" svg:y2="2.7cm" draw:start-shape="id4" draw:start-glue-point="0" draw:end-shape="id5" draw:end-glue-point="2" svg:d="M22592 5326v-1313h-7642v-1313" svg:viewBox="0 0 7643 2627">
          <text:p/>
        </draw:connector>
        <draw:frame draw:style-name="gr5" draw:text-style-name="P2" draw:layer="layout" svg:width="3cm" svg:height="1.6cm" svg:x="3.8cm" svg:y="5.6cm">
          <draw:text-box>
            <text:p><text:span text:style-name="T1">Add New Product</text:span></text:p>
          </draw:text-box>
        </draw:frame>
        <draw:frame draw:style-name="gr6" draw:text-style-name="P2" draw:layer="layout" svg:width="2.589cm" svg:height="0.645cm" svg:x="13.611cm" svg:y="5.755cm">
          <draw:text-box>
            <text:p><text:span text:style-name="T1">Edit Products</text:span></text:p>
          </draw:text-box>
        </draw:frame>
        <draw:frame draw:style-name="gr7" draw:text-style-name="P2" draw:layer="layout" svg:width="3.2cm" svg:height="1.1cm" svg:x="21.1cm" svg:y="5.8cm">
          <draw:text-box>
            <text:p><text:span text:style-name="T1">View All Products</text:span></text:p>
          </draw:text-box>
        </draw:frame>
        <draw:custom-shape draw:style-name="gr8" draw:text-style-name="P1" xml:id="id6" draw:id="id6" draw:layer="layout" svg:width="2.5cm" svg:height="1.6cm" svg:x="1.3cm" svg:y="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9cm" svg:height="1.039cm" svg:x="1.4cm" svg:y="8.461cm">
          <draw:text-box>
            <text:p><text:span text:style-name="T1">Get Details</text:span></text:p>
          </draw:text-box>
        </draw:frame>
        <draw:connector draw:style-name="gr4" draw:text-style-name="P1" draw:layer="layout" svg:x1="2.55cm" svg:y1="8cm" svg:x2="4.9cm" svg:y2="6.9cm" draw:start-shape="id6" draw:start-glue-point="0" draw:end-shape="id3" draw:end-glue-point="2" svg:d="M2550 8000v-550h2350v-550" svg:viewBox="0 0 2351 1101">
          <text:p/>
        </draw:connector>
        <draw:line draw:style-name="gr10" draw:text-style-name="P1" draw:layer="layout" svg:x1="2.8cm" svg:y1="7.2cm" svg:x2="3.9cm" svg:y2="7.2cm">
          <text:p/>
        </draw:line>
        <draw:frame draw:style-name="gr11" draw:text-style-name="P3" draw:layer="layout" svg:width="0.883cm" svg:height="0.9cm" svg:x="2.817cm" svg:y="6.3cm">
          <draw:text-box>
            <text:p><text:span text:style-name="T2">D</text:span></text:p>
          </draw:text-box>
        </draw:frame>
        <draw:frame draw:style-name="gr12" draw:text-style-name="P4" draw:layer="layout" svg:width="4.799cm" svg:height="2.072cm" svg:x="23.3cm" svg:y="1.2cm">
          <draw:text-box>
            <text:p><text:span text:style-name="T3">Key</text:span></text:p>
            <text:p><text:span text:style-name="T4">D = Product Details</text:span></text:p>
            <text:p><text:span text:style-name="T4">ND = New Details</text:span></text:p>
          </draw:text-box>
        </draw:frame>
        <draw:custom-shape draw:style-name="gr13" draw:text-style-name="P1" xml:id="id7" draw:id="id7" draw:layer="layout" svg:width="2.6cm" svg:height="1.6cm" svg:x="9.2cm" svg:y="9.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9cm" svg:y1="6.9cm" svg:x2="10.5cm" svg:y2="9.4cm" draw:start-shape="id2" draw:start-glue-point="2" draw:end-shape="id7" draw:end-glue-point="0" svg:d="M14900 6900v1250h-4400v1250" svg:viewBox="0 0 4401 2501">
          <text:p/>
        </draw:connector>
        <draw:frame draw:style-name="gr14" draw:text-style-name="P5" draw:layer="layout" svg:width="3.021cm" svg:height="0.662cm" svg:x="9.079cm" svg:y="9.838cm">
          <draw:text-box>
            <text:p><text:span text:style-name="T5">Input New Data</text:span></text:p>
          </draw:text-box>
        </draw:frame>
        <draw:line draw:style-name="gr15" draw:text-style-name="P1" draw:layer="layout" svg:x1="12.2cm" svg:y1="7.7cm" svg:x2="11cm" svg:y2="7.7cm">
          <text:p/>
        </draw:line>
        <draw:frame draw:style-name="gr12" draw:text-style-name="P6" draw:layer="layout" svg:width="0.862cm" svg:height="0.806cm" svg:x="11.338cm" svg:y="6.8cm">
          <draw:text-box>
            <text:p><text:span text:style-name="T6">D</text:span></text:p>
          </draw:text-box>
        </draw:frame>
        <draw:line draw:style-name="gr15" draw:text-style-name="P1" draw:layer="layout" svg:x1="11.1cm" svg:y1="8.4cm" svg:x2="12.5cm" svg:y2="8.4cm">
          <text:p/>
        </draw:line>
        <draw:frame draw:style-name="gr12" draw:text-style-name="P6" draw:layer="layout" svg:width="1.222cm" svg:height="0.806cm" svg:x="11.1cm" svg:y="8.4cm">
          <draw:text-box>
            <text:p><text:span text:style-name="T6">ND</text:span></text:p>
          </draw:text-box>
        </draw:frame>
        <draw:custom-shape draw:style-name="gr16" draw:text-style-name="P7" xml:id="id8" draw:id="id8" draw:layer="layout" svg:width="2.7cm" svg:height="1.7cm" svg:x="21.2cm" svg:y="9.5cm">
          <text:p text:style-name="P1"><text:span text:style-name="T5">Populate Tab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592cm" svg:y1="6.926cm" svg:x2="22.55cm" svg:y2="9.5cm" draw:start-shape="id4" draw:start-glue-point="2" draw:end-shape="id8" svg:d="M22592 6926v1287h-42v1287" svg:viewBox="0 0 43 2575">
          <text:p/>
        </draw:connector>
        <draw:line draw:style-name="gr15" draw:text-style-name="P1" draw:layer="layout" svg:x1="21.9cm" svg:y1="7.7cm" svg:x2="21.9cm" svg:y2="8.9cm">
          <text:p/>
        </draw:line>
        <draw:frame draw:style-name="gr12" draw:text-style-name="P6" draw:layer="layout" svg:width="0.862cm" svg:height="0.806cm" svg:x="20.938cm" svg:y="7.794cm">
          <draw:text-box>
            <text:p><text:span text:style-name="T6">D</text:span></text:p>
          </draw:text-box>
        </draw:frame>
        <draw:custom-shape draw:style-name="gr17" draw:text-style-name="P1" xml:id="id9" draw:id="id9" draw:layer="layout" svg:width="2.426cm" svg:height="1.5cm" svg:x="5.974cm" svg:y="8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9cm" svg:y1="6.9cm" svg:x2="7.187cm" svg:y2="8.1cm" draw:start-shape="id3" draw:start-glue-point="2" draw:end-shape="id9" svg:d="M4900 6900v600h2287v600" svg:viewBox="0 0 2288 1201">
          <text:p/>
        </draw:connector>
        <draw:frame draw:style-name="gr18" draw:text-style-name="P5" draw:layer="layout" svg:width="2.3cm" svg:height="1.073cm" svg:x="6.1cm" svg:y="8.327cm">
          <draw:text-box>
            <text:p><text:span text:style-name="T5">Put data in database</text:span></text:p>
          </draw:text-box>
        </draw:frame>
        <draw:line draw:style-name="gr15" draw:text-style-name="P1" draw:layer="layout" svg:x1="6.3cm" svg:y1="7.3cm" svg:x2="7.5cm" svg:y2="7.3cm">
          <text:p/>
        </draw:line>
        <draw:frame draw:style-name="gr12" draw:text-style-name="P6" draw:layer="layout" svg:width="0.862cm" svg:height="0.806cm" svg:x="6.438cm" svg:y="6.594cm">
          <draw:text-box>
            <text:p><text:span text:style-name="T6">D</text:span></text:p>
          </draw:text-box>
        </draw:frame>
        <draw:custom-shape draw:style-name="gr19" draw:text-style-name="P1" xml:id="id10" draw:id="id10" draw:layer="layout" svg:width="2.8cm" svg:height="1.5cm" svg:x="12.8cm" svg:y="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9cm" svg:y1="6.9cm" svg:x2="14.2cm" svg:y2="9.5cm" draw:start-shape="id2" draw:start-glue-point="2" draw:end-shape="id10" draw:end-glue-point="0" svg:d="M14900 6900v1300h-700v1300" svg:viewBox="0 0 701 2601">
          <text:p/>
        </draw:connector>
        <draw:frame draw:style-name="gr12" draw:text-style-name="P5" draw:layer="layout" svg:width="2.962cm" svg:height="0.662cm" svg:x="12.7cm" svg:y="10cm">
          <draw:text-box>
            <text:p><text:span text:style-name="T5">Delete old data</text:span></text:p>
          </draw:text-box>
        </draw:frame>
        <draw:custom-shape draw:style-name="gr20" draw:text-style-name="P1" xml:id="id11" draw:id="id11" draw:layer="layout" svg:width="2.5cm" svg:height="1.5cm" svg:x="16.4cm" svg:y="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9cm" svg:y1="6.9cm" svg:x2="17.65cm" svg:y2="9.5cm" draw:start-shape="id2" draw:start-glue-point="2" draw:end-shape="id11" draw:end-glue-point="0" svg:d="M14900 6900v1300h2750v1300" svg:viewBox="0 0 2751 2601">
          <text:p/>
        </draw:connector>
        <draw:frame draw:style-name="gr21" draw:text-style-name="P5" draw:layer="layout" svg:width="2.3cm" svg:height="1.484cm" svg:x="16.6cm" svg:y="9.522cm">
          <draw:text-box>
            <text:p><text:span text:style-name="T5">Replace with New Data</text:span></text:p>
          </draw:text-box>
        </draw:frame>
        <draw:line draw:style-name="gr15" draw:text-style-name="P1" draw:layer="layout" svg:x1="17.2cm" svg:y1="7.8cm" svg:x2="16cm" svg:y2="7.8cm">
          <text:p/>
        </draw:line>
        <draw:frame draw:style-name="gr12" draw:text-style-name="P6" draw:layer="layout" svg:width="0.862cm" svg:height="0.806cm" svg:x="16.338cm" svg:y="7cm">
          <draw:text-box>
            <text:p><text:span text:style-name="T6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0:27:52.683000000</meta:creation-date>
    <dc:date>2015-12-15T10:40:00.552000000</dc:date>
    <meta:editing-duration>PT13M4S</meta:editing-duration>
    <meta:editing-cycles>2</meta:editing-cycles>
    <meta:generator>LibreOffice/4.3.7.2$Windows_x86 LibreOffice_project/8a35821d8636a03b8bf4e15b48f59794652c68ba</meta:generator>
    <meta:document-statistic meta:object-count="41"/>
  </office:meta>
</office:document-meta>
</file>